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2" style:family="paragraph">
      <style:paragraph-properties fo:text-align="start"/>
      <style:text-properties fo:font-family="'Times New Roman'" style:font-style-name="Курсив" style:font-family-generic="roman" style:font-pitch="variable" fo:font-size="10pt"/>
    </style:style>
    <style:style style:name="P3" style:family="paragraph">
      <style:text-properties fo:font-family="'Times New Roman'" style:font-style-name="Курсив" style:font-family-generic="roman" style:font-pitch="variable" fo:font-size="1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" draw:id="id5" draw:layer="layout" svg:width="3cm" svg:height="1.5cm" svg:x="6cm" svg:y="4cm">
          <text:p text:style-name="P1">right = false</text:p>
        </draw:rect>
        <draw:custom-shape draw:style-name="gr2" draw:text-style-name="P1" draw:layer="layout" svg:width="3cm" svg:height="1.5cm" svg:x="6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" draw:id="id1" draw:layer="layout" svg:width="6cm" svg:height="2cm" svg:x="4.5cm" svg:y="6.5cm">
          <text:p text:style-name="P1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2" draw:id="id2" draw:layer="layout" svg:width="7cm" svg:height="3cm" svg:x="13cm" svg:y="6cm">
          <text:p text:style-name="P2">questions.get(questionNum)</text:p>
          <text:p text:style-name="P2"><text:tab/>.getRightAnswer()</text:p>
          <text:p text:style-name="P2"><text:tab/>.equals(</text:p>
          <text:p text:style-name="P2">((TextView) findViewById(v.getId()))</text:p>
          <text:p text:style-name="P2"><text:tab/>.getText()</text:p>
          <text:p text:style-name="P2"><text:tab/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5cm" svg:y1="7.5cm" svg:x2="13cm" svg:y2="7.5cm" draw:start-shape="id1" draw:start-glue-point="7" draw:end-shape="id2" draw:end-glue-point="5" svg:d="M10500 7500h2500">
          <text:p/>
        </draw:connector>
        <draw:custom-shape draw:style-name="gr2" draw:text-style-name="P1" xml:id="id6" draw:id="id6" draw:layer="layout" svg:width="3cm" svg:height="1.5cm" svg:x="6cm" svg:y="9.5cm">
          <text:p text:style-name="P1">right = true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4cm" svg:height="1.5cm" svg:x="5.5cm" svg:y="12cm">
          <text:p text:style-name="P1">questions.get(questionNum)</text:p>
          <text:p text:style-name="P1">.setRightAnswer(right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6cm" svg:height="2cm" svg:x="4.5cm" svg:y="17cm">
          <text:p text:style-name="P1">questionNum!=numberOfQu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3" draw:id="id3" draw:layer="layout" svg:width="3cm" svg:height="1.5cm" svg:x="6cm" svg:y="2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8.162cm" svg:height="3.5cm" svg:x="11cm" svg:y="19cm">
          <text:p text:style-name="P2">Intent intent = new Intent(</text:p>
          <text:p text:style-name="P2"><text:tab/>GameActivity.this, </text:p>
          <text:p text:style-name="P2"><text:tab/>GameOverActivity.class);</text:p>
          <text:p text:style-name="P2">intent.putParcelableArrayListExtra(</text:p>
          <text:p text:style-name="P2"><text:tab/>"Questions", </text:p>
          <text:p text:style-name="P2"><text:tab/>(ArrayList&lt;? extends Parcelable&gt;) questions);</text:p>
          <text:p text:style-name="P2">startActivity(intent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9cm" svg:y1="20.75cm" svg:x2="11cm" svg:y2="20.75cm" draw:start-shape="id3" draw:start-glue-point="7" draw:end-shape="id4" draw:end-glue-point="5" svg:d="M9000 20750h2000">
          <text:p/>
        </draw:connector>
        <draw:custom-shape draw:style-name="gr2" draw:text-style-name="P1" xml:id="id10" draw:id="id10" draw:layer="layout" svg:width="3.5cm" svg:height="1.5cm" svg:x="1.5cm" svg:y="20cm">
          <text:p text:style-name="P1">setNextQuestion();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7.5cm" svg:y1="3cm" svg:x2="7.5cm" svg:y2="4cm" draw:end-shape="id5" draw:end-glue-point="0" svg:d="M7500 3000v1000">
          <text:p/>
        </draw:connector>
        <draw:connector draw:style-name="gr6" draw:text-style-name="P1" draw:layer="layout" svg:x1="7.5cm" svg:y1="5.5cm" svg:x2="7.5cm" svg:y2="6.5cm" draw:end-shape="id1" draw:end-glue-point="4" svg:d="M7500 5500v1000">
          <text:p/>
        </draw:connector>
        <draw:connector draw:style-name="gr6" draw:text-style-name="P1" draw:layer="layout" svg:x1="7.5cm" svg:y1="8.5cm" svg:x2="7.5cm" svg:y2="9.5cm" draw:start-shape="id1" draw:start-glue-point="6" draw:end-shape="id6" draw:end-glue-point="4" svg:d="M7500 8500v1000">
          <text:p/>
        </draw:connector>
        <draw:connector draw:style-name="gr6" draw:text-style-name="P1" draw:layer="layout" svg:x1="7.5cm" svg:y1="11cm" svg:x2="7.5cm" svg:y2="12cm" draw:start-shape="id6" draw:start-glue-point="6" draw:end-shape="id7" draw:end-glue-point="4" svg:d="M7500 11000v1000">
          <text:p/>
        </draw:connector>
        <draw:connector draw:style-name="gr6" draw:text-style-name="P1" draw:layer="layout" svg:x1="7.5cm" svg:y1="13.5cm" svg:x2="7.5cm" svg:y2="14.5cm" draw:start-shape="id7" draw:start-glue-point="6" draw:end-shape="id8" draw:end-glue-point="4" svg:d="M7500 13500v1000">
          <text:p/>
        </draw:connector>
        <draw:connector draw:style-name="gr6" draw:text-style-name="P1" draw:layer="layout" draw:line-skew="0cm 1.185cm" svg:x1="4.5cm" svg:y1="7.5cm" svg:x2="7.5cm" svg:y2="12cm" draw:start-shape="id1" draw:start-glue-point="5" draw:end-shape="id7" draw:end-glue-point="4" svg:d="M4500 7500h-501v3936h3501v564">
          <text:p/>
        </draw:connector>
        <draw:connector draw:style-name="gr6" draw:text-style-name="P1" draw:layer="layout" svg:x1="7.5cm" svg:y1="19cm" svg:x2="7.5cm" svg:y2="20cm" draw:start-shape="id9" draw:start-glue-point="6" draw:end-shape="id3" svg:d="M7500 19000v1000">
          <text:p/>
        </draw:connector>
        <draw:connector draw:style-name="gr6" draw:text-style-name="P1" draw:layer="layout" svg:x1="4.5cm" svg:y1="18cm" svg:x2="3.25cm" svg:y2="20cm" draw:start-shape="id9" draw:start-glue-point="5" draw:end-shape="id10" draw:end-glue-point="0" svg:d="M4500 18000h-1250v2000">
          <text:p/>
        </draw:connector>
        <draw:custom-shape draw:style-name="gr2" draw:text-style-name="P1" xml:id="id11" draw:id="id11" draw:layer="layout" svg:width="3cm" svg:height="1.5cm" svg:x="6cm" svg:y="23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7.5cm" svg:y1="21.5cm" svg:x2="7.5cm" svg:y2="23cm" draw:start-shape="id3" draw:start-glue-point="6" draw:end-shape="id11" svg:d="M7500 21500v1500">
          <text:p/>
        </draw:connector>
        <draw:connector draw:style-name="gr6" draw:text-style-name="P1" draw:layer="layout" draw:line-skew="-0.251cm" svg:x1="3.25cm" svg:y1="21.5cm" svg:x2="7.5cm" svg:y2="23cm" draw:start-shape="id10" draw:start-glue-point="2" draw:end-shape="id11" draw:end-glue-point="4" svg:d="M3250 21500v500h4250v1000">
          <text:p/>
        </draw:connector>
        <draw:custom-shape draw:style-name="gr2" draw:text-style-name="P1" xml:id="id8" draw:id="id8" draw:layer="layout" svg:width="3cm" svg:height="1.5cm" svg:x="6cm" svg:y="14.5cm">
          <text:p text:style-name="P1">++questionNum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.5cm" svg:y1="16cm" svg:x2="7.5cm" svg:y2="17cm" draw:start-shape="id8" draw:start-glue-point="6" draw:end-shape="id9" draw:end-glue-point="4" svg:d="M7500 16000v1000">
          <text:p/>
        </draw:connector>
        <draw:frame draw:style-name="gr7" draw:text-style-name="P3" draw:layer="layout" svg:width="0.9cm" svg:height="0.649cm" svg:x="3cm" svg:y="17.037cm">
          <draw:text-box>
            <text:p text:style-name="P3">Да</text:p>
          </draw:text-box>
        </draw:frame>
        <draw:frame draw:style-name="gr7" draw:text-style-name="P3" draw:layer="layout" svg:width="1.065cm" svg:height="0.649cm" svg:x="4cm" svg:y="6cm">
          <draw:text-box>
            <text:p text:style-name="P3">Нет</text:p>
          </draw:text-box>
        </draw:frame>
        <draw:frame draw:style-name="gr7" draw:text-style-name="P3" draw:layer="layout" svg:width="1.065cm" svg:height="0.649cm" svg:x="7.418cm" svg:y="19cm">
          <draw:text-box>
            <text:p text:style-name="P3">Нет</text:p>
          </draw:text-box>
        </draw:frame>
      </draw:page>
      <draw:page draw:name="page2" draw:style-name="dp1" draw:master-page-name="Default">
        <draw:custom-shape draw:style-name="gr2" draw:text-style-name="P1" xml:id="id12" draw:id="id12" draw:layer="layout" svg:width="3.5cm" svg:height="1.5cm" svg:x="5.5cm" svg:y="1.5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0" draw:id="id20" draw:layer="layout" svg:width="3.297cm" svg:height="1.5cm" svg:x="5.601cm" svg:y="23.188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" draw:id="id13" draw:layer="layout" svg:width="5.5cm" svg:height="2.5cm" svg:x="4.5cm" svg:y="3.812cm">
          <text:p text:style-name="P2">tvScore.setText(</text:p>
          <text:p text:style-name="P2">String.valueOf(questionNum + 1) </text:p>
          <text:p text:style-name="P2">+ '/' </text:p>
          <text:p text:style-name="P2">+ String.valueOf(numberOfQues)</text:p>
          <text:p text:style-name="P2">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7.5cm" svg:height="3cm" svg:x="3.5cm" svg:y="7cm">
          <text:p text:style-name="P2">int imageId = GameActivity.this</text:p>
          <text:p text:style-name="P2">.getResources()</text:p>
          <text:p text:style-name="P2">.getIdentifier(</text:p>
          <text:p text:style-name="P2"><text:tab/>questions.get(questionNum).getImg(), </text:p>
          <text:p text:style-name="P2"><text:tab/>"drawable", </text:p>
          <text:p text:style-name="P2"><text:tab/>GetPackageName()</text:p>
          <text:p text:style-name="P2">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4.5cm" svg:height="1.5cm" svg:x="5cm" svg:y="11cm">
          <text:p text:style-name="P2">String ans1 = questions</text:p>
          <text:p text:style-name="P2"><text:tab/>.get(questionNum)</text:p>
          <text:p text:style-name="P2"><text:tab/>.getAnswer(0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6" draw:id="id16" draw:layer="layout" svg:width="4.5cm" svg:height="1.5cm" svg:x="5cm" svg:y="13.5cm">
          <text:p text:style-name="P2">String ans2 = questions</text:p>
          <text:p text:style-name="P2"><text:tab/>.get(questionNum)</text:p>
          <text:p text:style-name="P2"><text:tab/>.getAnswer(1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4.5cm" svg:height="1.5cm" svg:x="5cm" svg:y="16cm">
          <text:p text:style-name="P2">String ans3 = questions</text:p>
          <text:p text:style-name="P2"><text:tab/>.get(questionNum)</text:p>
          <text:p text:style-name="P2"><text:tab/>.getAnswer(3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8" draw:id="id18" draw:layer="layout" svg:width="4.5cm" svg:height="1.5cm" svg:x="5cm" svg:y="18.5cm">
          <text:p text:style-name="P2">String ans4 = questions</text:p>
          <text:p text:style-name="P2"><text:tab/>.get(questionNum)</text:p>
          <text:p text:style-name="P2"><text:tab/>.getAnswer(4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9" draw:id="id19" draw:layer="layout" svg:width="4.5cm" svg:height="1.5cm" svg:x="5cm" svg:y="21cm">
          <text:p text:style-name="P2">btnOne.setText(ans1);</text:p>
          <text:p text:style-name="P2">btnTwo.setText(ans2);</text:p>
          <text:p text:style-name="P2">btnThree.setText(ans3);</text:p>
          <text:p text:style-name="P2">btnFour.setText(ans4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7.25cm" svg:y1="3cm" svg:x2="7.25cm" svg:y2="3.812cm" draw:start-shape="id12" draw:start-glue-point="6" draw:end-shape="id13" draw:end-glue-point="4" svg:d="M7250 3000v812">
          <text:p/>
        </draw:connector>
        <draw:connector draw:style-name="gr6" draw:text-style-name="P4" draw:layer="layout" svg:x1="7.25cm" svg:y1="6cm" svg:x2="7.25cm" svg:y2="7cm" draw:end-shape="id14" draw:end-glue-point="4" svg:d="M7250 6000v1000">
          <text:p/>
        </draw:connector>
        <draw:connector draw:style-name="gr6" draw:text-style-name="P4" draw:layer="layout" svg:x1="7.25cm" svg:y1="10cm" svg:x2="7.25cm" svg:y2="11cm" draw:start-shape="id14" draw:start-glue-point="6" draw:end-shape="id15" draw:end-glue-point="4" svg:d="M7250 10000v1000">
          <text:p/>
        </draw:connector>
        <draw:connector draw:style-name="gr6" draw:text-style-name="P4" draw:layer="layout" svg:x1="7.25cm" svg:y1="12.5cm" svg:x2="7.25cm" svg:y2="13.5cm" draw:start-shape="id15" draw:start-glue-point="6" draw:end-shape="id16" draw:end-glue-point="4" svg:d="M7250 12500v1000">
          <text:p/>
        </draw:connector>
        <draw:connector draw:style-name="gr6" draw:text-style-name="P4" draw:layer="layout" svg:x1="7.25cm" svg:y1="15cm" svg:x2="7.25cm" svg:y2="16cm" draw:start-shape="id16" draw:start-glue-point="6" draw:end-shape="id17" svg:d="M7250 15000v1000">
          <text:p/>
        </draw:connector>
        <draw:connector draw:style-name="gr6" draw:text-style-name="P4" draw:layer="layout" svg:x1="7.25cm" svg:y1="17.5cm" svg:x2="7.25cm" svg:y2="18.5cm" draw:start-shape="id17" draw:end-shape="id18" draw:end-glue-point="4" svg:d="M7250 17500v1000">
          <text:p/>
        </draw:connector>
        <draw:connector draw:style-name="gr6" draw:text-style-name="P4" draw:layer="layout" svg:x1="7.25cm" svg:y1="20cm" svg:x2="7.25cm" svg:y2="21cm" draw:start-shape="id18" draw:start-glue-point="6" draw:end-shape="id19" draw:end-glue-point="4" svg:d="M7250 20000v1000">
          <text:p/>
        </draw:connector>
        <draw:connector draw:style-name="gr6" draw:text-style-name="P4" draw:layer="layout" svg:x1="7.25cm" svg:y1="22.5cm" svg:x2="7.249cm" svg:y2="23.188cm" draw:start-shape="id19" draw:start-glue-point="6" draw:end-shape="id20" draw:end-glue-point="4" svg:d="M7250 22500v361h-1v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2M30S</meta:editing-duration>
    <meta:editing-cycles>6</meta:editing-cycles>
    <meta:generator>OpenOffice/4.1.2$Win32 OpenOffice.org_project/412m3$Build-9782</meta:generator>
    <dc:date>2015-11-15T22:54:17.12</dc:date>
    <dc:creator>Василий </dc:creator>
    <meta:document-statistic meta:object-count="45"/>
  </office:meta>
</office:document-meta>
</file>